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2366in"/>
    </style:style>
    <style:style style:name="co4" style:family="table-column">
      <style:table-column-properties fo:break-before="auto" style:column-width="2.093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1.354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verline-style="solid" style:text-overline-type="double" style:text-overline-width="auto" style:text-overline-color="#ff3333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99"/>
    <style:style style:name="P1" style:family="paragraph">
      <style:paragraph-properties fo:text-align="start"/>
    </style:style>
    <style:style style:name="P2" style:family="paragraph">
      <style:paragraph-properties fo:text-align="center"/>
    </style:style>
  </office:automatic-styles>
  <office:body>
    <office:spreadsheet>
      <table:table table:name="user_login_shee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listbox form:name="List Box 1" form:control-implementation="ooo:com.sun.star.form.component.ListBox" xml:id="control1" form:id="control1" form:dropdown="true" form:size="20" form:bound-column="1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ListBox"/>
                <form:property form:property-name="MouseWheelBehavior" office:value-type="float" office:value="0"/>
                <form:property form:property-name="ObjIDinMSO" office:value-type="float" office:value=""/>
              </form:properties>
            </form:listbox>
            <form:button form:name="Login" form:control-implementation="ooo:com.sun.star.form.component.CommandButton" xml:id="control2" form:id="control2" form:label="Login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ds_python_script.py$StartClient?language=Python&amp;location=share" xlink:type="simple"/>
              </office:event-listeners>
            </form:button>
          </form:form>
        </office:forms>
        <table:shapes>
          <draw:control draw:z-index="0" draw:text-style-name="P1" svg:width="0.8748in" svg:height="0.1921in" svg:x="1.2862in" svg:y="1.1012in" draw:control="control1"/>
          <draw:control draw:z-index="1" draw:name="Login" draw:text-style-name="P2" svg:width="2.1512in" svg:height="0.1567in" svg:x="0.0142in" svg:y="1.4709in" draw:control="control2">
            <svg:title>Login</svg:title>
            <svg:desc>Click to login.</svg:desc>
          </draw:control>
        </table:shapes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3">
          <table:table-cell table:style-name="ce1" office:value-type="string" calcext:value-type="string" table:number-columns-spanned="6" table:number-rows-spanned="1">
            <text:p>Welcome to Portfolio Analysis</text:p>
          </table:table-cell>
          <table:covered-table-cell table:number-columns-repeated="5"/>
          <table:table-cell table:number-columns-repeated="6"/>
        </table:table-row>
        <table:table-row table:style-name="ro2">
          <table:table-cell office:value-type="string" calcext:value-type="string">
            <text:p>This template is a simple interface into the portfolio analysis server. Enter your username, password and the broker to get started. </text:p>
          </table:table-cell>
          <table:table-cell table:number-columns-repeated="11"/>
        </table:table-row>
        <table:table-row table:style-name="ro2">
          <table:table-cell/>
          <table:table-cell office:value-type="string" calcext:value-type="string">
            <text:p>Server URL</text:p>
          </table:table-cell>
          <table:table-cell office:value-type="string" calcext:value-type="string">
            <text:p>ws://localhost:3000/chat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The Python version is 3.4.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Usernam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/usr/bin/python3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test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roker/Company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Finished processing login</text:p>
          </table:table-cell>
          <table:table-cell table:number-columns-repeated="9"/>
        </table:table-row>
        <table:table-row table:style-name="ro2" table:number-rows-repeated="4">
          <table:table-cell table:number-columns-repeated="12"/>
        </table:table-row>
        <table:table-row table:style-name="ro2">
          <table:table-cell office:value-type="string" calcext:value-type="string">
            <text:p>Use SSL</text:p>
          </table:table-cell>
          <table:table-cell table:style-name="ce5" office:value-type="boolean" office:boolean-value="true" calcext:value-type="boolean">
            <text:p>TRUE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Using TRUE</text:p>
          </table:table-cell>
          <table:table-cell table:number-columns-repeated="10"/>
        </table:table-row>
        <table:table-row table:style-name="ro2" table:number-rows-repeated="5">
          <table:table-cell table:number-columns-repeated="12"/>
        </table:table-row>
        <table:table-row table:style-name="ro2">
          <table:table-cell office:value-type="string" calcext:value-type="string">
            <text:p>Note: Please dont rearrange the built-in fields on this sheet. Add a different sheet to do anything specific to your needs. Or give us a shout: we will add them for you.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Keep alive timer (in seconds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2" table:number-rows-repeated="2">
          <table:table-cell table:number-columns-repeated="12"/>
        </table:table-row>
        <table:table-row table:style-name="ro3">
          <table:table-cell table:style-name="ce2" office:value-type="string" calcext:value-type="string" table:number-columns-spanned="10" table:number-rows-spanned="1">
            <text:p>Last Error</text:p>
          </table:table-cell>
          <table:covered-table-cell table:number-columns-repeated="9"/>
          <table:table-cell table:number-columns-repeated="2"/>
        </table:table-row>
        <table:table-row table:style-name="ro4">
          <table:table-cell table:style-name="ce3" office:value-type="string" calcext:value-type="string" table:number-columns-spanned="12" table:number-rows-spanned="1">
            <text:p/>
            <text:p>Traceback (most recent call last):</text:p>
            <text:p>  File "/usr/lib/libreoffice/share/Scripts/python/ods_python_script.py", line 593, in ccarLoop</text:p>
            <text:p>    response = yield from websocket.recv()</text:p>
            <text:p>  File "/usr/local/lib/python3.4/dist-packages/websockets/protocol.py", line 296, in recv</text:p>
            <text:p>    raise ConnectionClosed(self.close_code, self.close_reason)</text:p>
            <text:p>websockets.exceptions.ConnectionClosed: WebSocket connection is closed: code = 1009, no reason.</text:p>
            <text:p/>
          </table:table-cell>
          <table:covered-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table:style-name="ce4" table:number-columns-spanned="10" table:number-rows-spanned="1"/>
          <table:covered-table-cell table:number-columns-repeated="9"/>
          <table:table-cell table:number-columns-repeated="2"/>
        </table:table-row>
      </table:table>
      <table:table table:name="portfolio_analysis_sheet" table:style-name="ta1">
        <table:table-column table:style-name="co2" table:default-cell-style-name="Default"/>
        <table:table-row table:style-name="ro2">
          <table:table-cell/>
        </table:table-row>
      </table:table>
      <table:table table:name="InfoWorkSheet" table:style-name="ta1">
        <office:forms form:automatic-focus="false" form:apply-design-mode="false"/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3">00/00/0000</text:date>, <text:time style:data-style-name="N2" text:time-value="07:58:47.496486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0T23:25:44.101120961</meta:creation-date>
    <dc:date>2016-06-13T08:40:36.906630456</dc:date>
    <meta:editing-duration>P3DT4H30M31S</meta:editing-duration>
    <meta:editing-cycles>61</meta:editing-cycles>
    <meta:generator>LibreOffice/4.2.8.2$Linux_X86_64 LibreOffice_project/420m0$Build-2</meta:generator>
    <meta:document-statistic meta:table-count="3" meta:cell-count="20" meta:object-count="2"/>
  </office:meta>
</office:document-meta>
</file>